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TITO QUISPE, ROMA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25935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370293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TITO QUISPE, ROMA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825935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370293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2200</text:p>
          </table:table-cell>
          <table:table-cell table:style-name="Tableau1.D2" office:value-type="string">
            <text:p text:style-name="P8">6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5721936</text:p>
          </table:table-cell>
          <table:table-cell table:style-name="Tabla2.D3" office:value-type="string">
            <text:p text:style-name="P23">6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5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00:30:4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